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school_years">
        <table:table-row>
          <table:table-cell office:value-type="float" office:value="1">
            <text:p>1</text:p>
          </table:table-cell>
          <table:table-cell office:value-type="string">
            <text:p>2020-2021</text:p>
          </table:table-cell>
          <table:table-cell office:value-type="string">
            <text:p>2020-2021-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2020-2021</text:p>
          </table:table-cell>
          <table:table-cell office:value-type="string">
            <text:p>2020-2021-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2021-2022</text:p>
          </table:table-cell>
          <table:table-cell office:value-type="string">
            <text:p>2021-2022-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2021-2022</text:p>
          </table:table-cell>
          <table:table-cell office:value-type="string">
            <text:p>2021-2022-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2022-2023</text:p>
          </table:table-cell>
          <table:table-cell office:value-type="string">
            <text:p>2022-2023-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2022-2023</text:p>
          </table:table-cell>
          <table:table-cell office:value-type="string">
            <text:p>2022-2023-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2023-2024</text:p>
          </table:table-cell>
          <table:table-cell office:value-type="string">
            <text:p>2023-2024-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2023-2024</text:p>
          </table:table-cell>
          <table:table-cell office:value-type="string">
            <text:p>2023-2024-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2024-2025</text:p>
          </table:table-cell>
          <table:table-cell office:value-type="string">
            <text:p>2024-2025-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2024-2025</text:p>
          </table:table-cell>
          <table:table-cell office:value-type="string">
            <text:p>2024-2025-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2025-2026</text:p>
          </table:table-cell>
          <table:table-cell office:value-type="string">
            <text:p>2025-2026-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2025-2026</text:p>
          </table:table-cell>
          <table:table-cell office:value-type="string">
            <text:p>2025-2026-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2026-2027</text:p>
          </table:table-cell>
          <table:table-cell office:value-type="string">
            <text:p>2026-2027-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2026-2027</text:p>
          </table:table-cell>
          <table:table-cell office:value-type="string">
            <text:p>2026-2027-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2027-2028</text:p>
          </table:table-cell>
          <table:table-cell office:value-type="string">
            <text:p>2027-2028-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2027-2028</text:p>
          </table:table-cell>
          <table:table-cell office:value-type="string">
            <text:p>2027-2028-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2028-2029</text:p>
          </table:table-cell>
          <table:table-cell office:value-type="string">
            <text:p>2028-2029-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2028-2029</text:p>
          </table:table-cell>
          <table:table-cell office:value-type="string">
            <text:p>2028-2029-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2029-2030</text:p>
          </table:table-cell>
          <table:table-cell office:value-type="string">
            <text:p>2029-2030-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2029-2030</text:p>
          </table:table-cell>
          <table:table-cell office:value-type="string">
            <text:p>2029-2030-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1</meta:generator>
    <meta:initial-creator>phpMyAdmin 5.2.1</meta:initial-creator>
    <meta:creation-date>2025-02-19T17:45:56+01:00</meta:creation-date>
  </office:meta>
</office:document-meta>
</file>